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_20_Spacing">
      <style:text-properties fo:font-size="12pt" style:font-size-asian="12pt" style:font-size-complex="12pt"/>
    </style:style>
    <style:style style:name="P3" style:family="paragraph" style:parent-style-name="No_20_Spacing">
      <style:paragraph-properties fo:margin-left="1.4752in" fo:margin-right="0in" fo:text-indent="0.002in" style:auto-text-indent="false"/>
      <style:text-properties fo:font-size="12pt" style:font-size-asian="12pt" style:font-size-complex="12pt"/>
    </style:style>
    <style:style style:name="P4" style:family="paragraph" style:parent-style-name="No_20_Spacing">
      <style:paragraph-properties fo:margin-left="1.4752in" fo:margin-right="0in" fo:text-indent="0in" style:auto-text-indent="false"/>
      <style:text-properties fo:font-size="12pt" style:font-size-asian="12pt" style:font-size-complex="12pt"/>
    </style:style>
    <style:style style:name="P5" style:family="paragraph" style:parent-style-name="No_20_Spacing">
      <style:paragraph-properties fo:text-align="justify" style:justify-single-word="false"/>
      <style:text-properties fo:font-size="12pt" style:font-size-asian="12pt" style:font-size-complex="12pt"/>
    </style:style>
    <style:style style:name="P6" style:family="paragraph" style:parent-style-name="No_20_Spacing">
      <style:paragraph-properties fo:text-align="justify" style:justify-single-word="false"/>
      <style:text-properties fo:font-size="12pt" style:font-size-asian="12pt" style:font-size-complex="14pt"/>
    </style:style>
    <style:style style:name="P7" style:family="paragraph" style:parent-style-name="No_20_Spacing">
      <style:text-properties fo:font-size="12pt" fo:font-style="italic" style:text-underline-style="solid" style:text-underline-width="auto" style:text-underline-color="font-color" style:font-size-asian="12pt" style:font-style-asian="italic" style:font-size-complex="14pt"/>
    </style:style>
    <style:style style:name="P8" style:family="paragraph" style:parent-style-name="No_20_Spacing">
      <style:paragraph-properties fo:text-align="justify" style:justify-single-word="false"/>
      <style:text-properties fo:font-size="12pt" fo:font-style="italic" style:text-underline-style="solid" style:text-underline-width="auto" style:text-underline-color="font-color" style:font-size-asian="12pt" style:font-style-asian="italic" style:font-size-complex="14pt"/>
    </style:style>
    <style:style style:name="P9" style:family="paragraph" style:parent-style-name="No_20_Spacing">
      <style:paragraph-properties fo:text-align="justify" style:justify-single-word="false"/>
      <style:text-properties fo:font-size="12pt" fo:language="en" fo:country="GB" fo:font-style="italic" style:text-underline-style="solid" style:text-underline-width="auto" style:text-underline-color="font-color" style:font-size-asian="12pt" style:font-style-asian="italic" style:font-size-complex="14pt"/>
    </style:style>
    <style:style style:name="P10" style:family="paragraph" style:parent-style-name="No_20_Spacing">
      <style:paragraph-properties fo:text-align="justify" style:justify-single-word="false"/>
      <style:text-properties fo:font-size="12pt" fo:language="en" fo:country="GB" style:text-underline-style="solid" style:text-underline-width="auto" style:text-underline-color="font-color" style:font-size-asian="12pt" style:font-size-complex="14pt"/>
    </style:style>
    <style:style style:name="P11" style:family="paragraph" style:parent-style-name="No_20_Spacing">
      <style:paragraph-properties fo:text-align="justify" style:justify-single-word="false"/>
      <style:text-properties fo:font-size="12pt" fo:language="en" fo:country="GB" style:text-underline-style="solid" style:text-underline-width="auto" style:text-underline-color="font-color" style:font-size-asian="12pt" style:font-size-complex="12pt"/>
    </style:style>
    <style:style style:name="P12" style:family="paragraph" style:parent-style-name="No_20_Spacing">
      <style:paragraph-properties fo:text-align="justify" style:justify-single-word="false"/>
      <style:text-properties fo:font-size="12pt" fo:language="de" fo:country="DE" style:font-size-asian="12pt" style:font-size-complex="12pt"/>
    </style:style>
    <style:style style:name="P13" style:family="paragraph" style:parent-style-name="No_20_Spacing">
      <style:paragraph-properties fo:margin-left="1.4752in" fo:margin-right="0in" fo:text-indent="0.002in" style:auto-text-indent="false"/>
    </style:style>
    <style:style style:name="P14" style:family="paragraph" style:parent-style-name="No_20_Spacing">
      <style:paragraph-properties fo:margin-left="0.9835in" fo:margin-right="0in" fo:text-indent="0.4917in" style:auto-text-indent="false"/>
    </style:style>
    <style:style style:name="P15" style:family="paragraph" style:parent-style-name="No_20_Spacing">
      <style:paragraph-properties fo:margin-left="1.4752in" fo:margin-right="0in" fo:text-indent="0in" style:auto-text-indent="false"/>
    </style:style>
    <style:style style:name="P16" style:family="paragraph" style:parent-style-name="No_20_Spacing">
      <style:paragraph-properties fo:text-align="justify" style:justify-single-word="false"/>
    </style:style>
    <style:style style:name="P17" style:family="paragraph" style:parent-style-name="No_20_Spacing">
      <style:paragraph-properties fo:margin-left="0.9835in" fo:margin-right="0in" fo:text-align="justify" style:justify-single-word="false" fo:text-indent="0.4917in" style:auto-text-indent="false"/>
    </style:style>
    <style:style style:name="P18" style:family="paragraph" style:parent-style-name="No_20_Spacing">
      <style:paragraph-properties fo:margin-left="1.4752in" fo:margin-right="0in" fo:text-align="justify" style:justify-single-word="false" fo:text-indent="0in" style:auto-text-indent="false"/>
    </style:style>
    <style:style style:name="P19" style:family="paragraph" style:parent-style-name="Standard">
      <style:paragraph-properties fo:text-align="center" style:justify-single-word="false"/>
    </style:style>
    <style:style style:name="P20" style:family="paragraph" style:parent-style-name="Standard">
      <style:paragraph-properties fo:margin-top="0in" fo:margin-bottom="0.139in" style:contextual-spacing="false"/>
    </style:style>
    <style:style style:name="P21" style:family="paragraph" style:parent-style-name="Standard">
      <style:paragraph-properties fo:margin-left="1.4752in" fo:margin-right="0in" fo:margin-top="0in" fo:margin-bottom="0.2256in" style:contextual-spacing="false" fo:text-indent="0in" style:auto-text-indent="false"/>
    </style:style>
    <style:style style:name="P22" style:family="paragraph" style:parent-style-name="Standard">
      <style:paragraph-properties fo:line-height="91%"/>
    </style:style>
    <style:style style:name="T1" style:family="text">
      <style:text-properties fo:font-size="12pt" fo:font-weight="bold" style:font-size-asian="12pt" style:font-weight-asian="bold" style:font-size-complex="18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4pt"/>
    </style:style>
    <style:style style:name="T5" style:family="text">
      <style:text-properties fo:font-size="12pt" fo:font-style="italic" style:text-underline-style="solid" style:text-underline-width="auto" style:text-underline-color="font-color" style:font-size-asian="12pt" style:font-style-asian="italic" style:font-size-complex="14pt"/>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language="en" fo:country="GB" fo:font-weight="bold" style:font-size-asian="12pt" style:font-weight-asian="bold" style:font-size-complex="12pt"/>
    </style:style>
    <style:style style:name="T9" style:family="text">
      <style:text-properties fo:font-size="12pt" fo:language="en" fo:country="GB" fo:font-style="italic" style:text-underline-style="solid" style:text-underline-width="auto" style:text-underline-color="font-color" fo:font-weight="bold" style:font-size-asian="12pt" style:font-style-asian="italic" style:font-weight-asian="bold" style:font-size-complex="14pt"/>
    </style:style>
    <style:style style:name="T10" style:family="text">
      <style:text-properties fo:font-size="12pt" fo:language="en" fo:country="GB" fo:font-style="italic" style:text-underline-style="solid" style:text-underline-width="auto" style:text-underline-color="font-color" fo:font-weight="bold" style:font-size-asian="12pt" style:font-style-asian="italic" style:font-weight-asian="bold" style:font-size-complex="14pt" style:font-weight-complex="bold"/>
    </style:style>
    <style:style style:name="T11" style:family="text">
      <style:text-properties fo:font-size="12pt" fo:language="en" fo:country="GB" style:font-size-asian="12pt" style:font-size-complex="12pt"/>
    </style:style>
    <style:style style:name="T12" style:family="text">
      <style:text-properties fo:font-size="12pt" fo:language="de" fo:country="DE" style:font-size-asian="12pt" style:font-size-complex="12pt"/>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Curriculum Vitae <text:tab/></text:span></text:p>
      <text:p text:style-name="No_20_Spacing"><text:span text:style-name="T4">Personalia</text:span></text:p>
      <text:p text:style-name="P2"/>
      <text:p text:style-name="No_20_Spacing"><text:span text:style-name="T7">Naam: Yonas Kessete Kifle</text:span></text:p>
      <text:p text:style-name="No_20_Spacing"><text:span text:style-name="T7">Geboortedatum: <text:s/>23/06/1987</text:span></text:p>
      <text:p text:style-name="No_20_Spacing"><text:span text:style-name="T7">Geboorteplaats: Eritrese </text:span></text:p>
      <text:p text:style-name="No_20_Spacing"><text:span text:style-name="T7">Nationaliteit: Eritrese (Nederlandse statushouder)</text:span></text:p>
      <text:p text:style-name="No_20_Spacing"><text:span text:style-name="T7">Adres: Reigerlaan 79, 2903 LD Capelle aan den ijssel</text:span></text:p>
      <text:p text:style-name="No_20_Spacing"><text:span text:style-name="T7">Mob.nr: 06-85062387</text:span></text:p>
      <text:p text:style-name="No_20_Spacing"><text:span text:style-name="T6">Email: </text:span><text:span text:style-name="T7">yonie3124@gmail.com</text:span></text:p>
      <text:p text:style-name="P7"/>
      <text:p text:style-name="No_20_Spacing"><text:span text:style-name="T4">Profiel</text:span></text:p>
      <text:p text:style-name="P2"/>
      <text:p text:style-name="No_20_Spacing"><text:span text:style-name="T7">Accuraat, besluitvaardig, flexibel, resultaatgericht, leergierig en zelfwerkzaam. </text:span></text:p>
      <text:p text:style-name="No_20_Spacing"><text:span text:style-name="T7">Ik beschouw de organisatie waar ik werk als mijn eigen bedrijf.</text:span></text:p>
      <text:p text:style-name="P7"/>
      <text:p text:style-name="No_20_Spacing"><text:span text:style-name="T4">Werkervaring</text:span></text:p>
      <text:p text:style-name="P2"/>
      <text:p text:style-name="No_20_Spacing"><text:span text:style-name="T3">Feb 2021-Juli 2021<text:tab/></text:span><text:span text:style-name="T2">Stage voltijd bij </text:span><text:span text:style-name="T13">Planbureau voor de Leefomgeving (PBL)</text:span><text:span text:style-name="T2">.</text:span></text:p>
      <text:p text:style-name="P13"><text:span text:style-name="T7">Onderzoek: “The potential of Managed Aquifer Recharge for the current pressures and future challenges over the Sub-Saharan Africa”, als afstudeerproject voor het behalen van mijn masterstudie.</text:span></text:p>
      <text:p text:style-name="P3"/>
      <text:p text:style-name="No_20_Spacing"><text:span text:style-name="T3">Sep 2020-Nov 2020</text:span><text:span text:style-name="T7"><text:tab/></text:span><text:span text:style-name="T13">Student adviseur in Water bij Wereld Waternet Amsterdam</text:span></text:p>
      <text:p text:style-name="P21">Als onderdeel van de masteropleiding deden we groepswerk als transdisciplinaire case study voor een internationaal project van het Wereld Waternet Amsterdam. Het project ging over "Decreasing Water Demand via Water Conservation and Water Demand Management Measures in Nairobi, Kenya". Het was een succesvol project vol praktische aanbevelingen om het probleem van waterschaarste in Nairobi (Kenia) aan te pakken.</text:p>
      <text:p text:style-name="No_20_Spacing"><text:span text:style-name="T3">Sept 2011-juni-2017</text:span><text:span text:style-name="T7"><text:tab/></text:span><text:span text:style-name="T2">Ingenieur civiele bouwkunde bij </text:span></text:p>
      <text:p text:style-name="P14"><text:span text:style-name="T8">1. Mendefera, Eritrea, 2. Juba, South Sudan, 3. </text:span><text:span text:style-name="T2">Luanda, Angola.</text:span></text:p>
      <text:p text:style-name="P15"><text:span text:style-name="T7">- Bouw van standaardscholen door middel van <text:s text:c="2"/></text:span></text:p>
      <text:p text:style-name="P15"><text:span text:style-name="T7"><text:s text:c="2"/>gemeenschapsparticipatie (CP).</text:span></text:p>
      <text:p text:style-name="P15"><text:span text:style-name="T7">- Bouw en rehabilitatie van 30 met de hand gegraven en </text:span></text:p>
      <text:p text:style-name="P15"><text:span text:style-name="T7"><text:s text:c="2"/>gemetselde putten in afgelegen gebieden.</text:span></text:p>
      <text:p text:style-name="P15"><text:span text:style-name="T7">- Bouw van watervoorziening en sanitaire projecten.</text:span></text:p>
      <text:p text:style-name="P15"><text:span text:style-name="T7">- Onderhoudswerkzaamheden voor bestaande gebouwen. </text:span></text:p>
      <text:p text:style-name="P15"><text:span text:style-name="T7">- Ontwerpen van residentiële en commerciële gebouwen.</text:span></text:p>
      <text:p text:style-name="P4"/>
      <text:p text:style-name="No_20_Spacing"><text:span text:style-name="T3">Plichten en verantwoordelijkheden</text:span></text:p>
      <text:p text:style-name="P15"><text:span text:style-name="T7">◦ Supervisie, mentoring en beheren van verschillende projecten.</text:span></text:p>
      <text:p text:style-name="P15"><text:span text:style-name="T7">◦ Maken van bouwplannen, planning en coördineren van <text:s text:c="2"/></text:span></text:p>
      <text:p text:style-name="P15"><text:span text:style-name="T7"><text:s text:c="2"/>bouwprojecten om binnen de geplande tijd te voltooien.</text:span></text:p>
      <text:p text:style-name="P15"><text:span text:style-name="T7">◦ Voorcalculatie en begroting <text:s/>om tijdige uitvoering van het project </text:span></text:p>
      <text:p text:style-name="P15"><text:span text:style-name="T7"><text:s text:c="2"/>in te schatten. </text:span></text:p>
      <text:p text:style-name="P15"><text:soft-page-break/><text:span text:style-name="T7">◦ Inschatten van de benodigde materialen en het managen van het </text:span></text:p>
      <text:p text:style-name="P15"><text:span text:style-name="T7"><text:s text:c="2"/>juiste materiaalgebruik ter plaatse.</text:span></text:p>
      <text:p text:style-name="P15"><text:span text:style-name="T7">◦ Periodieke rapportage voorbereiden over de voortgang van het werk.</text:span></text:p>
      <text:p text:style-name="P5"/>
      <text:p text:style-name="P16"><text:span text:style-name="T10">Opleidingen</text:span></text:p>
      <text:p text:style-name="P9"/>
      <text:p text:style-name="No_20_Spacing"><text:span text:style-name="T11">Sept 2019-Aug 2021: <text:tab/></text:span><text:span text:style-name="T8">Environmental Science (Water Science &amp; Management)</text:span><text:span text:style-name="T11"> Utrecht </text:span></text:p>
      <text:p text:style-name="P15"><text:span text:style-name="T7">Universiteit <text:s/>(WO master niveau)</text:span></text:p>
      <text:p text:style-name="P16"><text:span text:style-name="T7"><text:tab/><text:tab/><text:tab/>Diploma behaald</text:span></text:p>
      <text:p text:style-name="P16"><text:span text:style-name="T11">Sept 2006-Jun 2011<text:tab/></text:span><text:span text:style-name="T8">Bachelor Civiele Techniek</text:span><text:span text:style-name="T11">, Eritrean Institute of Technology </text:span></text:p>
      <text:p text:style-name="P16"><text:span text:style-name="T11"><text:tab/><text:tab/><text:tab/></text:span><text:span text:style-name="T12">Diploma behaald </text:span></text:p>
      <text:p text:style-name="P17"><text:span text:style-name="T12">Internationale Diplomawaardering: WO Bachelor niveau</text:span></text:p>
      <text:p text:style-name="P17"><text:span text:style-name="T12">Diploma gewaardeerd</text:span></text:p>
      <text:p text:style-name="P12"/>
      <text:p text:style-name="P16"><text:span text:style-name="T4">Cursussen</text:span></text:p>
      <text:p text:style-name="P8"/>
      <text:p text:style-name="No_20_Spacing"><text:span text:style-name="T7">Mar 2022-Jun 2022<text:tab/></text:span><text:span text:style-name="T13">HTML, CSS, Java Scriptie, python, </text:span><text:s/><text:span text:style-name="T13">Full Stack web developer <text:line-break/></text:span><text:span text:style-name="T7"> <text:s text:c="21"/><text:tab/><text:tab/>bij Matrix Master Rotterdam </text:span></text:p>
      <text:p text:style-name="P5"/>
      <text:p text:style-name="P16"><text:span text:style-name="T7">Jan 2022-07-04-2022<text:tab/></text:span><text:span text:style-name="T13">Nederlandsetaal (B-2)</text:span> <text:s/><text:span text:style-name="T7">bij Master Class Dutch Rotterdam</text:span></text:p>
      <text:p text:style-name="P16"><text:span text:style-name="T7">Apr 2018-juli 2018 <text:s text:c="5"/></text:span><text:span text:style-name="T13">Nederlandsetaal (A0-B1)</text:span> <text:s/><text:span text:style-name="T7">bij Delken en Boot Rotterdam</text:span></text:p>
      <text:p text:style-name="P18"><text:span text:style-name="T11">Diploma (A2) behaald.</text:span></text:p>
      <text:p text:style-name="P10"/>
      <text:p text:style-name="P16"><text:span text:style-name="T9">Computervaardigheden</text:span></text:p>
      <text:p text:style-name="P11"/>
      <text:p text:style-name="P22"><text:span text:style-name="T11">MS Project, Auto CAD, ArchiCAD 15, Staad Pro, Proken, ACI, MS Word, Excel, and PowerPoint, CSS en HTML, PCR-GLOBWB, Modflow, Focus.</text:span></text:p>
      <text:p text:style-name="P16"><text:span text:style-name="T4">Taalvaardigheden</text:span></text:p>
      <text:p text:style-name="P8"/>
      <text:p text:style-name="P16"><text:span text:style-name="T7">Tigrinya: moedertaal</text:span></text:p>
      <text:p text:style-name="P16"><text:span text:style-name="T7">Engels: Profesioneel niveau</text:span></text:p>
      <text:p text:style-name="P16"><text:span text:style-name="T7">Nederlands: B2</text:span></text:p>
      <text:p text:style-name="P16"><text:span text:style-name="T7">Amharic: basis</text:span></text:p>
      <text:p text:style-name="P16"><text:span text:style-name="T7">portuguess: basis</text:span></text:p>
      <text:p text:style-name="P6"/>
      <text:p text:style-name="P16"><text:span text:style-name="T4">Nevenactiviteiten/interesses</text:span></text:p>
      <text:p text:style-name="P8"/>
      <text:p text:style-name="No_20_Spacing"><text:span text:style-name="T7">Reizen, Wandelen, hardlopen, fietsen, films kijken, muziek (Slow Music) luisteren, lezen, en werken. </text:span></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nl" fo:country="NL"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nl" fo:country="NL"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3937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V YKK 03 mei 2022</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1T20:33:00</meta:creation-date>
    <meta:initial-creator>Wout Smeets</meta:initial-creator>
    <dc:language>en-US</dc:language>
    <dc:date>2022-05-09T13:19:27</dc:date>
    <meta:editing-cycles>17</meta:editing-cycles>
    <meta:editing-duration>PT13M</meta:editing-duration>
    <meta:generator>LibreOffice/7.3.2.2$Windows_X86_64 LibreOffice_project/49f2b1bff42cfccbd8f788c8dc32c1c309559be0</meta:generator>
    <meta:document-statistic meta:table-count="0" meta:image-count="0" meta:object-count="0" meta:page-count="2" meta:paragraph-count="59" meta:word-count="407" meta:character-count="3105" meta:non-whitespace-character-count="2683"/>
    <meta:user-defined meta:name="AppVersion">15.0000</meta:user-defined>
    <meta:template xlink:type="simple" xlink:actuate="onRequest" xlink:title="Normal.dotm" xlink:href=""/>
  </office:meta>
</office:document-meta>
</file>